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style:line-height-at-least="0.3126in" fo:widows="1" fo:text-indent="0in" style:auto-text-indent="false"/>
      <style:text-properties fo:font-variant="normal" fo:text-transform="none" fo:color="#111111" style:font-name="Georgia" fo:font-size="12.7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style:line-height-at-least="0.3126in" fo:widows="1" fo:text-indent="0in" style:auto-text-indent="false"/>
      <style:text-properties fo:font-variant="normal" fo:text-transform="none" fo:color="#111111" style:font-name="Georgia" fo:font-size="12.75pt" fo:letter-spacing="normal" fo:font-style="normal" fo:font-weight="normal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background-color="#ffffff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How, and how well, does the draft introduce the discourse community under analysis? <text:s/>Quote a sentence from the draft that shows this happening (or, make a note that it isn’t yet happening). <text:s/>As a reader, do you feel like the draft gives you enough information to help you understand the basics about what/where this community is?</text:p>
      <text:p text:style-name="P1">I think you did a good job of doing this in the introduction. “<text:span text:style-name="T1">We are called Just Duet, and our group is co-ed and consists of 16 members. Members can be freshmen through seniors of any majors and must go through an audition process in order to be a part of the group.</text:span>” This quote from the intro is a good sample of how you introduce the community.<text:line-break/></text:p>
      <text:p text:style-name="P1">-How, and how well, does the draft give a sense of the community’s character/ethos (e.g., friendly, contentious, intellectually-focused, emotionally-focused, etc.)? <text:s/>Quote a sentence from the draft that shows this happening (or, make a note that it isn’t yet happening). <text:s/>As a reader, do you feel like the draft gives you enough information to help you understand the community’s identity?</text:p>
      <text:p text:style-name="P1">“<text:span text:style-name="T1">This assumption is that the members of Just Duet are friends before anything else. We are such a close and loving group of people, and I believe that is what fuels our great music.</text:span>” I believe that you definitely talk about the community's character, but there aren't really examples to go off of. I realize citing direct quotes may be difficult given the community, but I think you need to support this statement with something.</text:p>
      <text:p text:style-name="P1"/>
      <text:p text:style-name="P1">-How, and how well, does the draft analyze the community’s use of discourse: particular rhetorical/linguistic patterns, lexis/jargon, genres, etc? Quote a sentence from the draft that shows this happening (or, make a note that it isn’t yet happening). <text:s/>Does the draft include copious quotation and/or specific examples as evidence in this discussion? <text:s/>What additional kinds of examples, if any, would you find helpful as a reader?</text:p>
      <text:p text:style-name="P1">You cover both rhetoric used and lexis in their own paragraphs. “<text:span text:style-name="T1">Evidence of pathos, ethos, and kairos are displayed in the different texts.</text:span>” You use ample support and did a really good <text:s/>job here.</text:p>
      <text:p text:style-name="P1"><text:soft-page-break/></text:p>
      <text:p text:style-name="P1">-How, and how well, does the draft show that the community at hand constitutes a discourse community — or, alternately, provide an insightful discussion of the ways in which the community may _not_ seem completely like a discourse community? <text:s/>Quote a sentence from the draft that shows this happening (or, make a note that it isn’t yet happening). <text:s/>Does the draft cite any of our class readings to supplement this discussion? <text:s/>If not, do you think it should?</text:p>
      <text:p text:style-name="P1">“<text:span text:style-name="T1">According to John Swales, a professor of linguistics, there are six criteria that must be met for a group to be considered a discourse community; in one way or another, Just Duet fulfills all six.</text:span>” You structure your essay around this concept so you address this topic thoroughly. You cite Swales and other readings from class whenever talking about the community as a discourse community, which I think helps focus your essay.</text:p>
      <text:p text:style-name="P1"/>
      <text:p text:style-name="P1">-How, and how well, does the draft use a clear, conversational tone as called for in the guidelines? <text:s/>Quote a sentence that’s characteristic of the tone of the essay. <text:s/>Are there any recurring stylistic or grammatical issues that are distracting or that impact clarity?</text:p>
      <text:p text:style-name="P1">I think overall you did a good job of keeping up a conversational tone i.e. “<text:span text:style-name="T1">My goal is to explain how my chosen texts for this group represent or give voice to it as a discourse community.</text:span>” But there are a couple of places where the tone gets a little too formal “<text:span text:style-name="T2">To expand on the fact that our group shares a set of goals and values, it is important to state that Just Duet, and any other a cappella communities, have an antagonist. It isn’t one person, but rather a group of people; anyone who thinks a cappella has no purpose and thinks that other instruments should be involved, besides only our voices, in music making.</text:span>”</text:p>
      <text:p text:style-name="P1"/>
      <text:p text:style-name="P1">-Are the in-text citations well-handled? <text:s/>Give an example of a properly-done in-text citation (or an improper one, if there are widespread citation issues in the draft).</text:p>
      <text:p text:style-name="P1">“<text:span text:style-name="T1"> “Not only do we all love singing and we all love a cappella, but we all love each other” (“Just Duet Spring 2015 Auditions”).</text:span>” I am not really sure on how to properly do in-text citations for <text:soft-page-break/>your sources, but I think that what you have is good as long as it is consistent with the works cited page.</text:p>
      <text:p text:style-name="P1"/>
      <text:p text:style-name="P2">-What other feedback, if any, would you like to provide to the writer about their draft?</text:p>
      <text:p text:style-name="P2">I was definitely convinced by the end of your essay that your a capella group is a discourse community. I also like how you added how it expands on the concept of discourse community since it is not a written communit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Ritchie</meta:initial-creator>
    <meta:creation-date>2015-10-07T23:02:57.07</meta:creation-date>
    <meta:document-statistic meta:table-count="0" meta:image-count="0" meta:object-count="0" meta:page-count="3" meta:paragraph-count="14" meta:word-count="815" meta:character-count="4680"/>
    <dc:date>2015-10-07T23:17:22.48</dc:date>
    <dc:creator>Robert Ritchie</dc:creator>
    <meta:editing-duration>PT14M25S</meta:editing-duration>
    <meta:editing-cycles>1</meta:editing-cycles>
    <meta:generator>OpenOffice/4.1.1$Win32 OpenOffice.org_project/411m6$Build-9775</meta:generator>
  </office:meta>
</office:document-meta>
</file>